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20.05.30 02:20   |   </text:span><text:a xlink:type="simple" xlink:href="http://palinfo.habago.org/Entry?Command=Information_PrintForum&amp;iPage=1#FORUM39290"><text:span text:style-name="T2">#</text:span></text:a></text:p>
      <text:p text:style-name="P2"><text:span text:style-name="T1">卡韓政變(244)：忠良陷落，豺狼當道 </text:span><text:span text:style-name="T3"><text:line-break/><text:line-break/></text:span><text:span text:style-name="T1">陳真</text:span><text:span text:style-name="T3"><text:line-break/><text:line-break/></text:span><text:span text:style-name="T1">2020. 05. 30.</text:span><text:span text:style-name="T3"><text:line-break/><text:line-break/><text:line-break/></text:span><text:span text:style-name="T1">這兩天收到「罷韓投票通知」，看到裏頭寫的「罷免韓國瑜理由書」，真不敢相信我的眼睛，玩政治玩到這種地步，這已經不只是卑劣，而是一種病態了。我轉述幾句內容給學姐聽，她不信，明天拿給她看就由不得她不信了。</text:span><text:span text:style-name="T3"><text:line-break/><text:line-break/></text:span><text:span text:style-name="T1">這個所謂「罷免」，打從韓國瑜上台三個月後就開始進行，套句流行用語，也就是說，它是一種「超前部署」，先決定要罷免，然後再來找理由。</text:span><text:span text:style-name="T3"><text:line-break/><text:line-break/></text:span><text:span text:style-name="T1">可是，為什麼如此積極要罷免一個才剛上任三個月的人呢？「罷免理由書」寫著，「唯有罷免韓國瑜，否則難以建立台灣責任政治的開始」。厲害吧，綠營的人講話就是這樣，滿口偉大理想。</text:span><text:span text:style-name="T3"><text:line-break/><text:line-break/></text:span><text:span text:style-name="T1">「理由書」說，「韓國瑜的滿意度全國最低， 唯有罷免韓國瑜，否則無法促其面對市政的嚴正疏失」。可我對高雄熟透了，哪來什麼「市政的嚴正缺失」？根本就是睜眼說瞎話，昧著良心講話。恰恰正好相反，我看到的是一個充滿貪官污吏、市政敗壞的前朝陳菊政府，例如數萬的登革熱病例，道路坑坑洞洞，淹水不斷、弊案重重卻不受調查，貪污通緝犯法外逍遙等等等。另一方面，我卻看到一個清廉勤奮乾淨正直的韓國瑜及其執政團隊。</text:span><text:span text:style-name="T3"><text:line-break/><text:line-break/></text:span><text:span text:style-name="T1">「理由書」還說，「韓國瑜任由市政荒廢停擺，高雄城市發展正受到不可回復之損害，因此唯有罷免韓國瑜，讓他提早結束任期，才是挽救高雄市政唯一的機會。」講這種話，真的是完全眛著良心。</text:span><text:span text:style-name="T3"><text:line-break/><text:line-break/></text:span><text:span text:style-name="T1">更病態的是，「理由書」說：「『韓流』的出現，絕對是不正常紅媒介入台灣民主的結果，因此唯有罷免韓國瑜，才能導正境外勢力紅媒滲透對台灣的損害。」這真的是很病態。對於這樣一些人，你還能說什麼？</text:span><text:span text:style-name="T3"><text:line-break/><text:line-break/></text:span><text:span text:style-name="T1">這些人自稱是「四君子」。除了「罷免理由書」之外，還有一篇「四君子論罷免韓國瑜之必要芻議」。真是病得不輕。篇幅很長，我把它摘要剪貼如下：</text:span><text:span text:style-name="T3"><text:line-break/><text:line-break/></text:span><text:span text:style-name="T1">「我等四人以及所代表三團體，共同推舉陳冠榮先生為法定領銜人，一方面象徵著罷免只有無私與團結才能眾志成城，另一方面陳先生是生命與高雄這座城市命運與共的人。以下是陳冠榮先生的領銜自述及理由書： </text:span><text:span text:style-name="T3"><text:line-break/><text:line-break/></text:span><text:span text:style-name="T1">一場氣爆的發生，讓我參與了整個城市從毀壞到重建的過程；我才發現，原來，高雄，從我小時候到現在，已經默默的在辛苦掙扎中走出如此美麗的道路；氣爆雖然來得又快又猛，將幾十年的瘡疤和中央地方的共業一口氣掀開來，但在全台灣的協助之下，高雄人以一如往常的堅韌挺住這場災難並勇敢面對災後的生活。</text:span><text:span text:style-name="T3"><text:line-break/><text:line-break/></text:span><text:span text:style-name="T1">然而；2019年的冬天，這座城市迎來了另一場暴風雪，市政在僅僅數月之間崩壞，甫上任高雄市長的韓國瑜讓整座城市病入膏肓；即將完好的硬體，等待一聲令下便要帶著城市步上轉型前進的方向，韓國瑜卻帶著整個城市出軌；原本訓練有素的市政；在城市染病之後才讓人驚覺，整潔的維持，防疫的運作，水患的預防，行政的中立，公務員的努力，通通都失常。</text:span><text:span text:style-name="T3"><text:line-break/><text:line-break/></text:span><text:span text:style-name="T1">韓國瑜，帶來了城市的黑死病；讓本應大步轉型的幸福城市，成了眾人嘲笑的發財市；空口說白話的言行，不懂自省的人格，帶著整個城市危傾破敗仍不自知；只顧親信溫飽，枉顧公眾利益，讓私人關係凌駕專業之上，讓本來健康的高雄重病休克，韓國瑜及一干親信卻仍只在病榻旁思考著如何瓜分高雄剩餘的價值—落跑選總統高位。(中略)</text:span><text:span text:style-name="T3"><text:line-break/><text:line-break/></text:span><text:span text:style-name="T1">身為醫生 (按：應是指罷免領銜人陳陳冠榮)，我清楚知道要讓城市回復健康，首要清除病菌傳播者，而韓國瑜正是危害城市的病原體！為了讓摯愛的高雄重回常軌，為了讓高雄人重拾對城市的熱愛與光榮感，我必須代表高雄人站出來，代表四君子以及三個公民團體一起努力，為了高雄人，一起罷免韓國瑜！</text:span><text:span text:style-name="T3"><text:line-break/><text:line-break/></text:span><text:span text:style-name="T1">『公民割草行動』是最早提出罷免訴求的網路公民。以下是公民割草行動理由書：</text:span><text:span text:style-name="T3"><text:line-break/><text:line-break/></text:span><text:span text:style-name="T1">『公民割草行動』是我們的名字，象徵公民出頭，把草包市長割捨下台。始於2019年3月，我們的社團從僅有數百位社員開始成長茁壯。我們來自於社會各個階層和領域，共同的理想只有一個：疼惜高雄辛苦，希望明天更好。我們背後沒有任何政黨支援、財團資助，我們展現的是最純粹的公民意志。在這個台灣命運的叉路口，公民割草行動將秉持民主法治的精神，以真、誠、理性為原則，誓言推動罷免，讓高雄重返光榮。</text:span><text:span text:style-name="T3"><text:line-break/><text:line-break/></text:span><text:span text:style-name="T1">選舉、罷免，應該是人民作主的必要支柱。無數公民對實踐民權的堅持，讓我們離這兩者兼具的民主越來越近，但至今仍沒有一位政治人物為自己的愚蠢付出實質代價。現在，這位政治人物出現了，挾帶口水與謊言，更與世界上最醜惡的政權(按：肯定是指萬惡的共匪) 掛鉤並摧毀得來不易的民主，把掙扎著轉型的高雄再次拉進泥淖。他，就是已經落跑的韓國瑜市長。(中略)</text:span><text:span text:style-name="T3"><text:line-break/><text:line-break/></text:span><text:span text:style-name="T1">政治是基於對事實的理性判斷所形成的決策。然而，現任市府給我們看到的卻盡是面子工程、情緒煽動和搬弄是非。人民不要擺爛的政治，更不需要尸位素餐的首長。我們要驕傲地向全台灣人民宣誓，高雄人已經勇敢站出來，作全國人民的表率，糾正錯誤、彌補錯誤。</text:span><text:span text:style-name="T3"><text:line-break/><text:line-break/></text:span><text:span text:style-name="T1">東西壞了就要修，擺在那邊只是佔位置。高雄是我們心目中最美麗的家園，不能再容忍身在其位而不謀其政的變心首長，主宰關於高雄的大小事。公民割草行動要幫高雄踏出罷免第一步，要讓台灣人以罷免韓國瑜為入口，登上實踐真正民主的階梯。</text:span><text:span text:style-name="T3"><text:line-break/><text:line-break/></text:span><text:span text:style-name="T1">『台灣基進』，是一個以高雄為基地的政黨，至今沒有進入體制的公職。一年多前韓流肆虐選戰中第一站出來講真話，勇於抗韓。這一年來也是唯一以全政黨名義投入罷韓，同時也謹守選舉與公民運動份際。以下是『台灣基進』理由書：</text:span><text:span text:style-name="T3"><text:line-break/><text:line-break/></text:span><text:span text:style-name="T1">在去年的九合一選舉中，中共透過多年的媒體、基層滲透佈局，趁著選舉對台發動以資訊落差假新聞為主，民粹、挑撥階級對立的選舉手法為輔的『資訊戰』，這場席捲社會各階層，轟動兩岸政商界，更引發美國關注，至今餘波未消的韓流，它的核心人物，正是現在的高雄市長韓國瑜。</text:span><text:span text:style-name="T3"><text:line-break/><text:line-break/></text:span><text:span text:style-name="T1">因為過去國民黨執政長期的重北輕南，對於資訊接收的管道有限，查核亦不易，敦厚老實的高雄市民突然看到韓國瑜這種言行非主流，選舉用語又戳中社會矛盾的人，站到了鎂光燈之下，難免會感到迷失以及新鮮，因而做出了出乎意料的決定。</text:span><text:span text:style-name="T3"><text:line-break/><text:line-break/></text:span><text:span text:style-name="T1">然而，不是透過了解高雄、深入高雄、愛護高雄而當選的候選人，韓國瑜靠『詐騙』到手，幾乎是無本生意賺到了高雄市長寶座，怎麼可能將心思放在經營這座城市呢？</text:span><text:span text:style-name="T3"><text:line-break/></text:span><text:span text:style-name="T1">『台灣基進』身為一個高雄起家、自詡要將南部民眾的聲音、觀點扛在肩上的政黨，去年就是由我們第一個跳出來大聲疾呼，指出『韓流』背後的中國因素，紅色滲透正在推波助瀾，當時，許多人都嘲笑我們是杞人憂天，認為不必如此擔心。</text:span><text:span text:style-name="T3"><text:line-break/><text:line-break/></text:span><text:span text:style-name="T1">當時我們的聲音不夠大聲，但我們相信，做對的事情、說對的話，就不用擔心跟別人不一樣。但悲劇如我們所料的發生了，『韓流』以森林大火之勢全面燃燒，全台瀰漫一股非理性『票投國民黨、教訓民進黨』的氛圍，甚至還外溢到台灣其他縣市，造成台派縣市首長、市議員選情重大挫敗。</text:span><text:span text:style-name="T3"><text:line-break/><text:line-break/></text:span><text:span text:style-name="T1">高雄，也因為這名親中政客的『華麗當選』，正式成為了世界民主國家圍堵中國時，在印太地區的大破口。</text:span><text:span text:style-name="T3"><text:line-break/><text:line-break/></text:span><text:span text:style-name="T1">『台灣基進』要藉這次的罷免韓國瑜提案，來重申罷免韓國瑜的幾項原因。</text:span><text:span text:style-name="T3"><text:line-break/><text:line-break/></text:span><text:span text:style-name="T1">第一：市長拋棄市政落跑，棄市民以及競選承諾於不顧，置個人私慾利益為第一，若沒選上總統還能回來當市長，高雄人情何以堪，高雄人不能接受，高雄起家的政黨亦然。</text:span><text:span text:style-name="T3"><text:line-break/><text:line-break/></text:span><text:span text:style-name="T1">第二：美中貿易戰下，世界秩序重組，親中的高雄市長，將讓高雄蒙上親中城市的污名，進而被排除在世界民主國家的友好名單，罷免，不過是高雄人的自保動作。</text:span><text:span text:style-name="T3"><text:line-break/><text:line-break/></text:span><text:span text:style-name="T1">第三：中國國民黨過去執政的『國策』就是重北輕南，從韓國瑜落跑還理所當然的態度可知道，中國國民黨仍舊死性不改，把南部人當成獲取政治權利的籌碼，更應該全面抵制。</text:span><text:span text:style-name="T3"><text:line-break/><text:line-break/></text:span><text:span text:style-name="T1">民主制度的可貴之處，在於我們雖然無法在第一時間阻止中共的『資訊戰』，但這個社會總能夠集思廣益、亡羊補牢，將民主的破口補起來。</text:span><text:span text:style-name="T3"><text:line-break/><text:line-break/></text:span><text:span text:style-name="T1">罷免韓國瑜，不僅僅是表達對於無恥政客的憤怒，更是全體市民一起參與民主修復的過程，將民主的傷痕銘記在心，讓破壞民主的人再也找不到幾會故技重施，讓高雄人找回負責任的市府，1/11 日總統立委選舉，讓國瑜黨慘敗。 2020罷免市長完成三殺，光復高雄，讓榮光歸大港！</text:span><text:span text:style-name="T3"><text:line-break/><text:line-break/></text:span><text:span text:style-name="T1">2018年11月，由於無法忍受『韓流』無止盡摧毀這座城市的光榮與價值，尹立毅然辭去局長公職身分與藝文界朋友並肩作戰，在網路上發動『 wecare 高雄』大遊行，短短不到三個星期，匯集八萬人走上高雄街頭，抵抗霸凌，維護高雄價值。</text:span><text:span text:style-name="T3"><text:line-break/><text:line-break/></text:span><text:span text:style-name="T1">今年以來，『wecare高雄』依然秉持關心高雄發展運作，並在六月底與『公民割草』，分進合擊發起罷免連署，並於12/21與『台灣基進』、『公民割草』共同舉辦『1221 wecare台灣』大遊行，五十萬人走上高雄街頭罷韓。(中略)</text:span><text:span text:style-name="T3"><text:line-break/><text:line-break/></text:span><text:span text:style-name="T1">罷韓將不只是罷韓，希望此一役，能從此建立責任政治與誠信，讓台灣產生對抗紅媒的抗體，社會能有集體獨立思考的能力，也希望儘速修法，回歸憲法所保障的真正罷免公民權。</text:span><text:span text:style-name="T3"><text:line-break/><text:line-break/></text:span><text:span text:style-name="T1">光復高雄、保衛台灣！」</text:span><text:span text:style-name="T3"><text:line-break/><text:line-break/></text:span><text:span text:style-name="T1">看完上面這些病態話語，不知各位有何感想？我真是很無言。現實政治真的很可悲，忠良陷落，豺狼當道；在一種大環境的政治操弄與洗腦底下， 你很難阻止社會往一種瘋狂悲劇的方向發展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